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E7D09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fo:color="#000000" loext:opacity="100%" style:font-name="Courier new" fo:font-size="11pt" fo:font-weight="bold" style:font-size-asian="11pt" style:font-weight-asian="bold" style:font-size-complex="11pt" style:font-weight-complex="bold"/>
    </style:style>
    <style:style style:name="P2" style:family="paragraph" style:parent-style-name="Standard">
      <style:text-properties fo:color="#000000" loext:opacity="100%" style:font-name="Courier new" fo:font-size="11pt" fo:font-weight="bold" style:font-size-asian="11pt" style:font-weight-asian="bold" style:font-size-complex="11pt" style:font-weight-complex="bold"/>
    </style:style>
    <style:style style:name="P3" style:family="paragraph" style:parent-style-name="Standard">
      <style:text-properties officeooo:paragraph-rsid="0001f850"/>
    </style:style>
    <style:style style:name="T1" style:family="text">
      <style:text-properties style:font-name="Courier New" fo:font-size="11pt" style:text-underline-style="solid" style:text-underline-width="auto" style:text-underline-color="font-color" fo:font-weight="bold" style:font-size-asian="11pt" style:font-weight-asian="bold"/>
    </style:style>
    <style:style style:name="T2" style:family="text">
      <style:text-properties style:font-name="Courier New"/>
    </style:style>
    <style:style style:name="T3" style:family="text">
      <style:text-properties style:font-name="Courier New" officeooo:rsid="0001f850"/>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X-Files – Saison 1, Épisode 5 : The Jersey Devil</text:h>
      <text:p text:style-name="P2">Classification : Créature Primitive – Urbaine</text:p>
      <text:p text:style-name="Standard"><text:span text:style-name="T1">1. Résumé opérationnel<text:line-break/></text:span><text:span text:style-name="T2">Mulder et Scully enquêtent sur une série d’agressions dans les bois du New Jersey. Les soupçons se tournent vers une créature humanoïde vivant en marge de la société, proche de l’animal, et survivant à l’état sauvage.<text:line-break/></text:span></text:p>
      <text:p text:style-name="Standard"><text:span text:style-name="T1">2. Détails importants et éléments à noter<text:line-break/></text:span><text:span text:style-name="T2">- Le mythe du “Jersey Devil” existe réellement dans le folklore américain depuis le XVIIIe siècle. La série le réinterprète comme un chaînon manquant, ou une forme de régression humaine.<text:line-break/>- Le comportement de la créature féminine est protecteur, instinctif, mais pas dénué de conscience.<text:line-break/>- La scène finale, avec l’enfant de la créature dans la forêt, laisse ouverte l’idée d’une continuité sauvage.<text:line-break/>- On voit Mulder en perte d’équilibre, se questionner sur sa vie personnelle, son rapport à la société et au sauvage.<text:line-break/></text:span></text:p>
      <text:p text:style-name="Standard"><text:span text:style-name="T1">3. Ambiance et traitement<text:line-break/></text:span><text:span text:style-name="T2">Plus “terre à terre” que les précédents : pas de paranormal, pas de technologie, juste un regard sur la bête en l’homme. L’épisode questionne : “Qui est vraiment la bête ? Celui qui vit dans les bois ou la société qui le rejette ?” Scully commence à exprimer un désir de normalité, ce qui crée une tension croissante avec Mulder.</text:span></text:p>
      <text:p text:style-name="Standard"><text:span text:style-name="T1">4. Citation forte<text:line-break/></text:span><text:span text:style-name="T2">“We fear what we don't understand.” — Fox Mulder</text:span></text:p>
      <text:p text:style-name="P3"><text:span text:style-name="T1">5. Observations Zed<text:line-break/></text:span><text:span text:style-name="T2">Ce n’est pas le plus marquant des épisodes, mais il pose un jalon essentiel : le Réel n’a pas besoin de surnaturel pour être effrayant. C’est aussi un des premiers à poser la question sociale derrière les X-Files : l’exclusion, la marginalité,</text:span></text:p>
      <text:p text:style-name="P3"><text:span text:style-name="T3">l</text:span><text:span text:style-name="T2">’inadaptation.<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Courier New" fo:font-size="11pt" fo:font-weight="bold" style:font-size-asian="11pt" style:font-weight-asian="bold"/>
    </style:style>
    <style:style style:name="M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UREAU AGENCE AETHERA – ARCHIVES X-FILES<text:line-break/>CLASSIFICATION : SÉRIE MYTHIQUE</text:span></text:p>
      </style:header>
      <style:footer>
        <text:p text:style-name="MP2"><draw:frame draw:style-name="Mfr1" draw:name="Picture 1" text:anchor-type="as-char" svg:width="3.048cm" svg:height="3.048cm" draw:z-index="0"><draw:image xlink:href="Pictures/100000000000040000000400E7D09C38.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meta:editing-cycles>
    <meta:creation-date>2013-12-23T23:15:00</meta:creation-date>
    <dc:date>2025-05-23T21:40:06.568199508</dc:date>
    <meta:editing-duration>PT22M17S</meta:editing-duration>
    <meta:generator>LibreOffice/24.8.7.2$Linux_X86_64 LibreOffice_project/f4f281f562fb585d46b0af5755dfe1eb6adc047f</meta:generator>
    <meta:document-statistic meta:table-count="0" meta:image-count="1" meta:object-count="0" meta:page-count="1" meta:paragraph-count="10" meta:word-count="274" meta:character-count="1664" meta:non-whitespace-character-count="1392"/>
    <meta:user-defined meta:name="AppVersion">14.0000</meta:user-defined>
    <meta:template xlink:type="simple" xlink:actuate="onRequest" xlink:title="Normal.dotm" xlink:href=""/>
  </office:meta>
</office:document-meta>
</file>